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style-name="ce2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1:11:22.564401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1-20T11:12:03.032673674</dc:date>
    <meta:editing-duration>P1DT11H33M1S</meta:editing-duration>
    <meta:editing-cycles>132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